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cea7"/>
    </style:style>
  </office:automatic-styles>
  <office:body>
    <office:spreadsheet>
      <table:table table:name="TST_ACCES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7" table:default-cell-style-name="ce3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us_login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</text:p>
          </table:table-cell>
          <table:table-cell office:value-type="string">
            <text:p>GDEFAULT</text:p>
          </table:table-cell>
          <table:table-cell office:value-type="string">
            <text:p>G1</text:p>
          </table:table-cell>
          <table:table-cell office:value-type="string">
            <text:p>g_g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1</text:p>
          </table:table-cell>
          <table:table-cell office:value-type="string">
            <text:p>TST_G_G1</text:p>
          </table:table-cell>
          <table:table-cell office:value-type="string">
            <text:p>G11</text:p>
          </table:table-cell>
          <table:table-cell office:value-type="string">
            <text:p>g_g1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11</text:p>
          </table:table-cell>
          <table:table-cell office:value-type="string">
            <text:p>TST_G_G11</text:p>
          </table:table-cell>
          <table:table-cell office:value-type="string">
            <text:p>G111</text:p>
          </table:table-cell>
          <table:table-cell office:value-type="string">
            <text:p>g_g111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</text:p>
          </table:table-cell>
          <table:table-cell/>
          <table:table-cell office:value-type="string">
            <text:p>G2</text:p>
          </table:table-cell>
          <table:table-cell office:value-type="string">
            <text:p>g_g2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1</text:p>
          </table:table-cell>
          <table:table-cell office:value-type="string">
            <text:p>TST_G_G2</text:p>
          </table:table-cell>
          <table:table-cell office:value-type="string">
            <text:p>G21</text:p>
          </table:table-cell>
          <table:table-cell office:value-type="string">
            <text:p>g_g21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11</text:p>
          </table:table-cell>
          <table:table-cell office:value-type="string">
            <text:p>TST_G_G21</text:p>
          </table:table-cell>
          <table:table-cell office:value-type="string">
            <text:p>G211</text:p>
          </table:table-cell>
          <table:table-cell office:value-type="string">
            <text:p>g_g211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7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HOMER_SIMPSON</text:p>
          </table:table-cell>
          <table:table-cell office:value-type="string">
            <text:p>TST_G_G1</text:p>
          </table:table-cell>
          <table:table-cell office:value-type="string">
            <text:p>Simpson</text:p>
          </table:table-cell>
          <table:table-cell office:value-type="string">
            <text:p>Homer</text:p>
          </table:table-cell>
          <table:table-cell office:value-type="string">
            <text:p>homer.simpson</text:p>
          </table:table-cell>
          <table:table-cell office:value-type="string">
            <text:p>doh</text:p>
          </table:table-cell>
          <table:table-cell office:value-type="string">
            <text:p>doh</text:p>
          </table:table-cell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MARGE_SIMPSON</text:p>
          </table:table-cell>
          <table:table-cell office:value-type="string">
            <text:p>TST_G_G111</text:p>
          </table:table-cell>
          <table:table-cell office:value-type="string">
            <text:p>Simpson</text:p>
          </table:table-cell>
          <table:table-cell office:value-type="string">
            <text:p>Marge</text:p>
          </table:table-cell>
          <table:table-cell office:value-type="string">
            <text:p>marge.simpson</text:p>
          </table:table-cell>
          <table:table-cell table:number-columns-repeated="2" office:value-type="string">
            <text:p>marge</text:p>
          </table:table-cell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BART_SIMPSON</text:p>
          </table:table-cell>
          <table:table-cell office:value-type="string">
            <text:p>TST_G_G2</text:p>
          </table:table-cell>
          <table:table-cell office:value-type="string">
            <text:p>Simpson</text:p>
          </table:table-cell>
          <table:table-cell office:value-type="string">
            <text:p>Bart</text:p>
          </table:table-cell>
          <table:table-cell office:value-type="string">
            <text:p>bart.simpson</text:p>
          </table:table-cell>
          <table:table-cell office:value-type="string">
            <text:p>bart</text:p>
          </table:table-cell>
          <table:table-cell office:value-type="string">
            <text:p>bart</text:p>
          </table:table-cell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LISA_SIMPSON</text:p>
          </table:table-cell>
          <table:table-cell office:value-type="string">
            <text:p>TST_G_G21</text:p>
          </table:table-cell>
          <table:table-cell office:value-type="string">
            <text:p>Simpson</text:p>
          </table:table-cell>
          <table:table-cell office:value-type="string">
            <text:p>Lisa</text:p>
          </table:table-cell>
          <table:table-cell office:value-type="string">
            <text:p>lisa.simpson</text:p>
          </table:table-cell>
          <table:table-cell office:value-type="string">
            <text:p>lisa</text:p>
          </table:table-cell>
          <table:table-cell office:value-type="string">
            <text:p>lisa</text:p>
          </table:table-cell>
          <table:table-cell table:number-columns-repeated="7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MAGGIE_SIMPSON</text:p>
          </table:table-cell>
          <table:table-cell office:value-type="string">
            <text:p>TST_G_G211</text:p>
          </table:table-cell>
          <table:table-cell office:value-type="string">
            <text:p>Simpson</text:p>
          </table:table-cell>
          <table:table-cell office:value-type="string">
            <text:p>Maggie</text:p>
          </table:table-cell>
          <table:table-cell office:value-type="string">
            <text:p>maggie.simpson</text:p>
          </table:table-cell>
          <table:table-cell office:value-type="string">
            <text:p>maggie</text:p>
          </table:table-cell>
          <table:table-cell office:value-type="string">
            <text:p>maggie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style-name="ce4" office:value-type="string">
            <text:p>ACCESS</text:p>
          </table:table-cell>
          <table:table-cell table:style-name="ce4" office:value-type="string">
            <text:p>TST_G_G1</text:p>
          </table:table-cell>
          <table:table-cell table:style-name="ce4" office:value-type="string">
            <text:p>TST_ACCESS</text:p>
          </table:table-cell>
          <table:table-cell table:style-name="ce4" office:value-type="string">
            <text:p>TST_ACCESS_ACL_1</text:p>
          </table:table-cell>
          <table:table-cell table:style-name="ce4" table:number-columns-repeated="12"/>
        </table:table-row>
        <table:table-row table:style-name="ro2">
          <table:table-cell table:style-name="ce4" office:value-type="string">
            <text:p>ACCESS</text:p>
          </table:table-cell>
          <table:table-cell table:style-name="ce4" office:value-type="string">
            <text:p>TST_G_G11</text:p>
          </table:table-cell>
          <table:table-cell table:style-name="ce4" office:value-type="string">
            <text:p>TST_ACCESS</text:p>
          </table:table-cell>
          <table:table-cell table:style-name="ce4" office:value-type="string">
            <text:p>TST_ACCESS_ACL_2</text:p>
          </table:table-cell>
          <table:table-cell table:style-name="ce4" table:number-columns-repeated="12"/>
        </table:table-row>
        <table:table-row table:style-name="ro2">
          <table:table-cell table:style-name="ce4" office:value-type="string">
            <text:p>ACCESS</text:p>
          </table:table-cell>
          <table:table-cell table:style-name="ce4" office:value-type="string">
            <text:p>TST_G_G21</text:p>
          </table:table-cell>
          <table:table-cell table:style-name="ce4" office:value-type="string">
            <text:p>TST_ACCESS</text:p>
          </table:table-cell>
          <table:table-cell table:style-name="ce4" office:value-type="string">
            <text:p>TST_ACCESS_ACL_2</text:p>
          </table:table-cell>
          <table:table-cell table:style-name="ce4" table:number-columns-repeated="12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18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10T10:48:40</meta:creation-date>
    <dc:date>2012-01-10T18:24:36</dc:date>
    <dc:creator>Jérôme Augé</dc:creator>
    <meta:editing-duration>PT7H36M2S</meta:editing-duration>
    <meta:editing-cycles>7</meta:editing-cycles>
    <meta:generator>OpenOffice.org/3.3$Unix OpenOffice.org_project/330m20$Build-9567</meta:generator>
    <meta:document-statistic meta:table-count="1" meta:cell-count="106" meta:object-count="0"/>
  </office:meta>
</office:document-meta>
</file>